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2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0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1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1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1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14 1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0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1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4-0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4-01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3-10-2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3-07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3-05-0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3-01-1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2-10-2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2-07-1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2-04-1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2-01-2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1-11-1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1-08-1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1-04-1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1-01-1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0-11-0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0-08-1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0-04-1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20-01-09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9-10-1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9-07-1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9-04-0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9-01-1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8-10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8-07-19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8-04-1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8-01-0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7-10-1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7-07-11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7-04-1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7-01-1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6-10-0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6-10-0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6-07-14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6-04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5-10-1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5-07-1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5-04-1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5-01-1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1-1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1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1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1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1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1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1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1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0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0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0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7-0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4-0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0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1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3-0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1-01-1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0-10-12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0-07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0-04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10-01-12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9-10-2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9-07-1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9-04-16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9-01-1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8-11-1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8-10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8-07-1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8-06-2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8-05-1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8-04-1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8-03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8-02-1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8-01-1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7-12-1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7-11-1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7-10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7-09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7-08-1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7-07-1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7-06-1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7-05-1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7-04-1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7-03-1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7-02-1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7-01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6-12-1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6-11-1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6-10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6-09-1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6-08-1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6-07-14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6-06-1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6-05-1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6-04-1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6-03-1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6-02-1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6-01-1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5-12-1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5-11-1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5-10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5-09-1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5-08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5-07-1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5-06-1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5-05-1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5-04-1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5-03-1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5-02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5-01-1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4-12-1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4-11-1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4-10-13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4-09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4-08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4-07-1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4-06-1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4-05-1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4-04-1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4-03-1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4-02-18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4-01-1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3-12-1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3-11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3-10-1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3-09-2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3-08-1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3-07-1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3-06-1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3-05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200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7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7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6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6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6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6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6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6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9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7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7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6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6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6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6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5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8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6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6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7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7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7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d33-04</text:p>
          </table:table-cell>
          <table:table-cell office:value-type="string" calcext:value-type="string">
            <text:p>Deakyneville</text:p>
          </table:table-cell>
          <table:table-cell office:value-type="string" calcext:value-type="string">
            <text:p>196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14" meta:object-count="0"/>
    <meta:user-defined meta:name="AppVersion">3.0</meta:user-defined>
  </office:meta>
</office:document-meta>
</file>